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T5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T7" style:parent-style-name="Absatz-Standardschriftart" style:family="text">
      <style:text-properties fo:font-size="12pt" style:font-size-asian="12pt" style:font-size-complex="12pt"/>
    </style:style>
    <style:style style:name="P8" style:parent-style-name="Standard" style:family="paragraph">
      <style:text-properties fo:font-weight="bold" style:font-weight-asian="bold"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T1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P13" style:parent-style-name="Standard" style:family="paragraph"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15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16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17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18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19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0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1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2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3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4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5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6" style:parent-style-name="Standard" style:family="paragraph">
      <style:paragraph-properties fo:text-indent="-0.25in"/>
      <style:text-properties fo:font-size="12pt" style:font-size-asian="12pt" style:font-size-complex="12pt"/>
    </style:style>
    <style:style style:name="P27" style:parent-style-name="Standard" style:family="paragraph">
      <style:paragraph-properties fo:text-indent="-0.25in"/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Working Title:<text:s/></text:span><text:span text:style-name="T3">Combining partial Jacobian computation and preconditioning:</text:span></text:p>
      <text:p text:style-name="P4">New heuristics, educational modules, and applications</text:p>
      <text:p text:style-name="Standard"/>
      <text:p text:style-name="Standard"><text:span text:style-name="T5">Author:<text:s/></text:span><text:span text:style-name="T6">Mohammad Ali Rostami, Friedrich Schiller<text:s/></text:span><text:span text:style-name="T7">University Jena</text:span></text:p>
      <text:p text:style-name="Standard"/>
      <text:p text:style-name="P8">Reviewers:</text:p>
      <text:p text:style-name="P9">Prof. Martin Bücker, Friedrich Schiller University Jena, Germany</text:p>
      <text:p text:style-name="P10">Prof. Trond Steihaug, University of Bergen, Norway</text:p>
      <text:p text:style-name="Standard"/>
      <text:p text:style-name="Standard"><text:span text:style-name="T11">Date:</text:span><text:span text:style-name="T12"><text:s/>To be submitted at January/February 2017</text:span></text:p>
      <text:p text:style-name="Standard"/>
      <text:p text:style-name="Standard"/>
      <text:p text:style-name="P13">Outline of<text:s/>Thesis Structure</text:p>
      <text:list text:style-name="WWNum1">
        <text:list-item>
          <text:p text:style-name="P14">Introduction</text:p>
        </text:list-item>
        <text:list-item>
          <text:p text:style-name="P15">Graph<text:s/>formulations and problems<text:s/><text:tab/><text:tab/><text:tab/><text:tab/><text:tab/><text:s text:c="6"/>(Summary of previous work relevant for this thesis)<text:s/></text:p>
          <text:list text:continue-numbering="true">
            <text:list-item>
              <text:p text:style-name="P16">Full and partial coloring</text:p>
            </text:list-item>
            <text:list-item>
              <text:p text:style-name="P17">Sparsification</text:p>
            </text:list-item>
            <text:list-item>
              <text:p text:style-name="P18">ILU preconditioning + partial coloring (Lülfesmann)</text:p>
            </text:list-item>
          </text:list>
        </text:list-item>
        <text:list-item>
          <text:p text:style-name="P19">New coloring heuristics targeting preconditioning</text:p>
          <text:list text:continue-numbering="true">
            <text:list-item>
              <text:p text:style-name="P20">New algorithms</text:p>
            </text:list-item>
            <text:list-item>
              <text:p text:style-name="P21">Applications in geoscience</text:p>
            </text:list-item>
            <text:list-item>
              <text:p text:style-name="P22">Software implementation</text:p>
            </text:list-item>
          </text:list>
        </text:list-item>
        <text:list-item>
          <text:p text:style-name="P23">Interactive educational<text:s/>modules</text:p>
          <text:list text:continue-numbering="true">
            <text:list-item>
              <text:p text:style-name="P24">Full and partial coloring</text:p>
            </text:list-item>
            <text:list-item>
              <text:p text:style-name="P25">Nested dissection ordering</text:p>
            </text:list-item>
            <text:list-item>
              <text:p text:style-name="P26">Others</text:p>
            </text:list-item>
          </text:list>
        </text:list-item>
        <text:list-item>
          <text:p text:style-name="P27">Conclusions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fo:font-size="12pt" style:font-size-asian="12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fo:font-size="12pt" style:font-size-asian="12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buecker</dc:creator>
    <meta:creation-date>2016-12-13T16:38:00Z</meta:creation-date>
    <dc:date>2016-12-13T16:41:00Z</dc:date>
    <meta:template xlink:href="Normal.dotm" xlink:type="simple"/>
    <meta:editing-cycles>4</meta:editing-cycles>
    <meta:editing-duration>PT0S</meta:editing-duration>
    <meta:document-statistic meta:page-count="1" meta:paragraph-count="1" meta:word-count="123" meta:character-count="825" meta:row-count="5" meta:non-whitespace-character-count="703"/>
  </office:meta>
</office:document-meta>
</file>